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properties fo:font-size="14pt" fo:background-color="#ffff00"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ПРАЗДНИК КРАСОК</text:p>
      <text:p text:style-name="P3"/>
      <text:p text:style-name="P3">1</text:p>
      <text:p text:style-name="P2"/>
      <text:p text:style-name="P5">Когда газовое освещение, придававшее городским улицам оттенки пустынного миража, уступало рассвету, и небо медленно прояснялось, окрашиваясь в цвет вечных дюн, где-то далеко, за южным морем, начинали подниматься высокие фонтаны песка. Взрывов было совсем не слышно, как в вакууме, точно утренний воздух, дрожащий от зноя, препятствовал распространению ударной волны, но песчаные струи разлетались в разные стороны, поднятые чудовищной в тротилловом эквиваленте силой, и, на мгновение застыв над песчаным покровом, оседали бесцветной пылью, но стоило только развеятся клубам после первого взрыва как тут же, на небольшом отдалении, вздымалась в небо новая волна, а за ней, даже не дождавшись, пока улягутся брызги, еще одна, снова и снова - казалось, что начинается страшный песчаный шторм, непредсказанный бюро прогнозов, но вблизи от города ничто не предвещало бури - море было спокойно и мертво как всегда.</text:p>
      <text:p text:style-name="P5">Нив знал - это взрывают дюны, превращая пустыню в пустошь, где вид с любого ракурса настолько одинаков, что теряется различие между сторонами света, и лишь ветер по-прежнему дует в одном направлении - туда, где высятся первые дома и начинается скоростная магистраль. Так возводили новые стены, пытаясь восстановить периметр, призванный остановить неустанное наступление песка, но эти неустойчивые заграждения сами же неотвратимо поддавались натиску ветру, старые стены разрушались под напором пустыни, из-за чего строительство не прекращалось никогда. </text:p>
      <text:p text:style-name="P5">День был неестественно жарким - обычно так еще не припекало в этом сезоне, особенно в столь ранний час. </text:p>
      <text:p text:style-name="P5">Дёза встретила Нива фонтанами из песка.</text:p>
      <text:p text:style-name="P6">Первое время после полета он всегда чувствовал себя так, словно только что проснулся от коматозного сна. Все, происходившее вокруг, эта неуместная суета, шум просыпающихся улиц, реактивный рокот кораблей, пролетающих над домами в зареве огня, было каким-то чужим, далеким и не касалось его вовсе - Нив ощущал свою непричастность к этой странной неразумной жизни, он был изгнанником, вернувшимся назад, как будто две недели, проведенные на орбите, внутри гигантской радио-антенны в несколько миль длиной, лишили его тех чувств, что еще совсем недавно наполняли весь этот мир смыслом, изменили его навсегда.</text:p>
      <text:p text:style-name="P5">Делать ничего не хотелось. От радио, по которому с гипнотичной настойчивостью повторяли одни и те же передачи, начинала болеть голова. <text:soft-page-break/>После простой прогулки по улице он выбивался из сил. Было сложно снова ходить самому, чувствуя странную непокорную тяжесть каждого шага, онемелость мышц, которая быстро сменялась болью в ногах и дышать воздухом, пропитанном миллионами запахов - раскаленного камня и песка, уличного чада и пота, благовоний и сладкой гнили с ближайшего базара, - оглушавших его, вызывая временный паралич чувств, так, что хотелось одеть респираторную маску. Теплый пустынный ветер, приносивший пыль с берегов анильского моря, обжигал при каждом вздохе легкие, и Ниву было сложно заставить себя куда-то выходить - неосвещенная, всегда в тени, комнатка на восьмом этажа становилась спасительным убежищем, ее ровная расчитанная теснота, стены, смыкающиеся под прямыми углами, ощущение замкнутого пространства успокаивали его, отдаляя от того непонятного мира за окном, который продолжал жить по своим невозмутимым законам.</text:p>
      <text:p text:style-name="P6">Все вокруг было таким огромным. Дома в десятки этажей высотой, эстакады, которые тянулись на несколько миль, переполненные улицы, площади с толпами людей - все это пространство, заполненное хаосом и криком, и ослепительная белизна бесконечной пустыни, начинавшейся за последним кольцом, было непостижимым и невозможным, как и сны, которые снились ему каждую ночь после возвращения. </text:p>
      <text:p text:style-name="P6">Непривычно было ощущать тяжесть своего тела и то, как кровь иногда резко приливала в голове, а в глазах темнело в предверии обморока, но еще тяжелее становилось понимать, что <text:s/>этот мир, бывший когда-то привычным настолько, что даже не заслуживал внимания, стал вдруг пронзительно чужим. </text:p>
      <text:p text:style-name="P6">Врачи предупреждали его, что первые дни нужно быть особенно осторожным - возвращение к обычной жизни, после тишины и размеренного покоя на последней орбите, всегда давалось с трудом, поэтому не стоит торопиться, на все требуется время - это все равно что приходить в себя после долгого сна. Ему, как больному, предоставляли почетный отпуск, а врачи предписывали совершать специальные прогулки, не слишком долгие и не слишком короткие, чтобы мышцы вновь вспомнили тяжесть земли, настольно советовали соблюдать особый рацион, от одной мысли о котором Нива начинало тошнить, не менять резко положение в пространстве, держаться подальше от анильского моря, где воздух особенно губителен после тщательно выверенной смеси газов, которой он дышал на орбитальной станции, не ездить по скоростных линиям, глотать таблетки, чтобы восстановить нормальное давление крови. Однако, когда Нив все же решался выйти из дома, то он чувствовал себя комфортно только поездах - особенно поздним вечером, когда вагоны пустели, и не было раздражающего шума и разговоров. Поезда напоминали <text:soft-page-break/>Ниву о станции - из-за своей какой-то механической слаженности и монотонности, ровного гула ветра за окнам, тусклого освещения в вагонах, включавшегося, когда уже начинало темнеть, и длинных тоннелей, бессветных, насквозь черных, в которые иногда влетал стремительный состав.</text:p>
      <text:p text:style-name="P5">Ана старалась возвращаться с работы пораньше - ей хотелось проводить с Нивом по многу часов каждый день, как будто его не было несколько лет, а не пару недель, словно расстояние в двадцать тысяч миль изменяло законы времени. Нив боялся обидеть Ану, старался радоваться, когда заставал ее в их тесной квартире на восьмом этаже, слушал вместе с ней вечернее радио, несмотря на головную боль, но в действительности он еще не принадлежал Дёзе, он был по-прежнему там, у иллюминатора в рубке, в сумеречных тоннелях, переходящих один в другой, в отсеках, где сотни вычислительных машин неустанно составляют системные протоколы, а искусственный воздух отдает легким привкусом кислоты. За время, проведенное на станции, он успевал привыкнуть к какой-то пронзительной резонирующей пустоте этого орбитального храма, принимающего сигналы, прошедшие в пустоте световой год.</text:p>
      <text:p text:style-name="P6">Нив почему-то был уверен, что команда для следующего полета начинала формироваться сразу же после завершения миссии. Когда их, вернувшихся на Дёзу, еще только отправляли в медицинский центр, где торопливые врачи пытались определить, насколько губительно влияние невесомости и пустоты на человеческий организм, прописывали лекарства от сонной, как это почему-то называли, болезни, в главном управлении проводилось закрытое совещание, без стенографии и протоколов, в душном сумрачном помещении, куда не проникал солнечный свет.</text:p>
      <text:p text:style-name="P6">В действительности было неизвестно, кто и как определяет, нужно ли исключить кого-нибудь из старой команды, обучить новых специалистов или даже полностью пересмотреть весь состав. Руководители космической программы <text:s/>могли бы использовать отчеты Нива, которые, в чем он не сомневался, всегда записывались на пленку и прослушивались во время таких собраний множество раз, однако все его донесения были бессодержательно краткими, согласно официально принятым нормам, и единственным, что отличало разные миссии в протокольной записи, на магнитной пленке, которая тщательно сохраняла следы их пребывания на высоте в двадцать тысяч миль, были имена членов команды.</text:p>
      <text:p text:style-name="P6">После медицинского обследования они получала новые назначения - для некоторых временные, - и обычная жизнь вновь принимала свой обычный ритм, продолжаясь после перерыва. Дёза постепенно переставала казаться незнакомой и чужой, впечатления о станции тускнели, снова начинали сниться сны. И потом, словно нарочно выдержав паузу, <text:soft-page-break/>приходило официальное извещение об утвержденном составе команды, которая полетит на станцию через год. </text:p>
      <text:p text:style-name="P6">Кто-то, быть может, Акар, даже пошутил, что у них наверняка есть специальная машина, хитроумный аппарат, использующий сложную механику, перепады напряжения или бессвязный радио шум - странную эвристику, которая в действительности сводится к простому случайному выбору, - и что таким образом определяется новый состав. Судьба инженера, которая зависит от выбора безмозглой машины - это казалось смешным и в то же время правдоподобным. </text:p>
      <text:p text:style-name="P6">Впрочем, Нив совсем не смеялся, когда через три месяца после своего самого первого возвращения домой, узнал, что его утвердили в должности старшего инженера для проведения профилактических работ на орбитальной станции номер ... в следующем году. Он дословно помнил эту формулировку. По каким-то причинам он не чувствовал, что хорошо справился с работой. Он даже считал, что скорее мешал, чем помогал другим членам команды. Однако его утвердили. Поистине - случайный выбор вычислительной машины. Тот же самый, неумолимый и непредсказумый, который теперь выдал другое случайное число, и Ниву пришла издевательская благодарность за успешный труд, талантливое руководство, умение оперативно справляться с экстренными ситуациями, а также назначение на новую должность, в песках.</text:p>
      <text:p text:style-name="P6">О назначении каждому сообщали индивидуально. Знать заранее, кто полетит с тобой, было запрещено, хотя причины этого запрета никогда не раскрывались, как если бы он не имел под собой никаких разумных оснований, кроме странного малодушного суеверия. Извещение пришло вскоре после того, как Нив вновь привык чувствовать тяжесть своего тела и перестал принимать лекарства от пониженного давления - значительно раньше, чем обычно. Его переводили на ответственную, как деловито подчеркивалось в письме, должность, в специальное подразделение с длинным порядковым номером, под юрисдикцией другого министерства, и ему предстояло совершать еженедельные проверки на радио-релейных путях за морем Анила. В официальном письме даже описывались условия его работы, три выходных вместо одного, служебный виман, который будет забирать его в середине каждой недели и возвращать через несколько дней обратно, бесплатное страхование жизни, пересмотр компенсации через год.</text:p>
      <text:p text:style-name="P5">Все было описано так торжественно - читая письмо, Ниву даже слышалось, как бесцветный голос зачитывает строчки на повышенных тонах, - словно ему сообщали о почетном повышении, которого он так долго ждал. А о полете на станцию ничего не говорилось, как если бы он никогда не летал. Пустыня. Беззвучные взрывы песка, встретившие Нива, когда он только вернулся.</text:p>
      <text:p text:style-name="P5"><text:soft-page-break/>Нив пытался убедить себя в том, что эта работа куда интересней его бесполезного руководства на станции, что Ана, даже несмотря на обещанные еженедельные поездки, наверняка обрадуется его новой должности, ведь ей было так мучительно чувствовать ту пустоту, что разделяет их, когда он улетает на орбиту, что теперь им будет проще, легче, что работа на станции не давало ему ничего, кроме мучительных перегрузок и сонной болезни по возвращении.</text:p>
      <text:p text:style-name="P5">Нив рассказал ей об этом назначении - вечером, когда она вновь стала задерживаться на работе, и он ждал ее, нетерпеливо расхаживая по комнате, а потом долго не решался начать разговор, точно стесняясь говорить о своем нежданном повышении.</text:p>
      <text:p text:style-name="P5">Ана выслушала, но ничего не говорила и лишь выжидающе смотрела на Нива, надеясь, что он сам подскажет ей - вздохом, вглядом, едва заметной улыбкой, - хорошая ли это новость. Она, наверное, и не понимала, о чем говорит - пустыня, радио-релейные пути, виман, который <text:span text:style-name="T1">будет </text:span>увозить его в пески. Она просто не знала, что сказать.</text:p>
      <text:p text:style-name="P5">Нива смущало ее молчание.</text:p>
      <text:p text:style-name="P5">- Так что теперь мы уже не совсем коллеги, - сказал он, чтобы хоть как-то нарушить молчание.</text:p>
      <text:p text:style-name="P5">- И ты будешь уезжать каждую неделю? - тихо спросила Ана.</text:p>
      <text:p text:style-name="P5">Нив вдруг подумал, что эта еженедельная разлука расстроит ее даже больше, чем его полеты на девятую орбиту. Он попытался убедить - ее и самого себя, - что им теперь будет лучше, что это всего лишь несколько дней в пустыне, совсем близко, что, доехав до последней станции, конца линии, там, где пустыня сменяет город, она сможет даже увидеть, за стенами, которые препятствуют наступлению песков, те высокие дюны, за которыми будет скрывается его новая станция.</text:p>
      <text:p text:style-name="P5">Ана молчала.</text:p>
      <text:p text:style-name="P5">- И я по крайней мере буду на этой планете, - попытался пошутить Нив.</text:p>
      <text:p text:style-name="P5">Ана глубоко дышала, обдумывая его слова. Тихо шелестел у окна очиститель воздуха.</text:p>
      <text:p text:style-name="P5">- Да, ты знаешь, - сказала наконец она. - Наверное, это и правда хорошо. Тебе так тяжело даются эти возвращения.</text:p>
      <text:p text:style-name="P5">Нив почувствовал какой-то неестественный озноб, хотя в комнате, несмотря на работающий очиститель, было душно и жарко.Уже давно стемнело, но звезды заменяло синеватое марево ночных фонарей. Возвращаться всегда тяжело, подумал Нив. Особенно, когда пытаешься бороться с болезненной тяжестью во всем теле, с головокружением, обморочной темнотой в глазах недоумевая, зачем людям на этой стареющей планете столько бессмысленного открытого пространства.</text:p>
      <text:p text:style-name="P5"><text:soft-page-break/>- По крайней мере, ты будешь здесь, - сказала Ана, обнимая Нива за плечи.</text:p>
      <text:p text:style-name="P5">Он чувствовал ее неровное дыхание на своей коже.</text:p>
      <text:p text:style-name="P5">- А я уж как-нибудь переживу, что некоторые вечера мне придется проводить одной, - улыбнулась она.</text:p>
      <text:p text:style-name="P5">- На самом деле мы даже больше времени будем проводить вместе, - сказал Нив. - Я ведь теперь целых три дня отдыхаю.</text:p>
      <text:p text:style-name="P5">- Да, я на работе, а у тебя выходной, - сказала Ана.</text:p>
      <text:p text:style-name="P5">Она глубоко и быстро вздохнула, словно собиралась о чем-то сказать, но промолчала. Нив почувствовал, как все ее тело чуть заметно вздрагивает. Ее губы и лоб были горячими.</text:p>
      <text:p text:style-name="P5">- Ты хорошо себя чувствуешь? - озабоченно спросил Нив.</text:p>
      <text:p text:style-name="P5">- Да, - сказала Ана. - Просто сегодня... - Она произнесла это слово на выдохе и глубоко вздохнула. - Просто я немного устала... </text:p>
      <text:p text:style-name="P5">Нив поцеловал ее в лоб.</text:p>
      <text:p text:style-name="P5">- Я рада за тебя, - сказала Ана.</text:p>
      <text:p text:style-name="P5">- Ты знаешь, я ведь, наверное, даже смогу встречать тебя у самого института после твоей работы, - сказал он.</text:p>
      <text:p text:style-name="P5">- Обещаешь? - сказала Ана.</text:p>
      <text:p text:style-name="P5">Ее руки, ее губы, ее дыхание. Нив вдруг почувствовал, что это назначение было и вправду хорошей новостью. С самого утра, только узнав о своем переводе, он как будто ждал, пока кто-нибудь убедит его, что он должен остаться здесь, что ему не нужна эта гигантская радио-антенна, принимающая сигналы, которые никто не может понять, эта сумрачная станция, где тело становится бесплотным, где твое дыхание зависит от сотен старых машин, где все расчислено и сверено с инструкциями, каждая минута проходит под присмотром камер, каждое твое действие притязательно оценивается и обо всем нужно было составлять отчет, где никогда не снятся сны.</text:p>
      <text:p text:style-name="P5">Нив обнял Ану. Болезненное тепло ее тела, неспокойный ритм дыхания передавались ему, но Ана улыбалась. У нее были такие красивые глаза. В ее взгляде чувствовалась какая-то умиротворяющая усталость, и грусть, и любовь. Эта ночь, пусть и лишенная звезд, была только для них, а не для вечно работающих машин, как в те дни на станции, где само твое существование кажется неестественным и искусственным - за пределами планеты, которую им не дозволено покидать.</text:p>
      <text:p text:style-name="P5">Но на следующее утро Ана вновь заговорила о его назначении. Нив делал ей укол, и Ана сидела как обычно на постели, даже не открывая глаз. Тень от крестовины окна, перемежаемая с солнечными бликами, растянулась по стене. В комнате пахло сном и шаром.</text:p>
      <text:p text:style-name="P5">- Скажи, а эти твои поездки... - медленно проговорила она. - Это ведь <text:soft-page-break/>там, где были взрывы в песках?</text:p>
      <text:p text:style-name="P5">- Наверное, - сказал Нив.</text:p>
      <text:p text:style-name="P5">Он поднял на свет шприц - было видно, как плывет на свету пыль - и слегка надавил на поршень, чтобы выпустить воздух. </text:p>
      <text:p text:style-name="P5">- Мне еще не сообщали деталей.</text:p>
      <text:p text:style-name="P5">Ана вздрогнула и, поморщившись, недовольно посмотрела на свою перетянутую жгутом руку.</text:p>
      <text:p text:style-name="P5">- Сегодня было больно, - пожаловалась она.</text:p>
      <text:p text:style-name="P5">- Извини, - сказал Нив.</text:p>
      <text:p text:style-name="P5">Он достал пустую ампулу из многоразового шприца.</text:p>
      <text:p text:style-name="P5">- А почему ты спрашиваешь?</text:p>
      <text:p text:style-name="P5">Он снова протирал ей кожу пропитанной шаром ватой - там, где был едва заметный след от укола.</text:p>
      <text:p text:style-name="P5">- Да так, - сказала Ана. - Ты ведь знаешь, я все детство провела с видом на пустыню.</text:p>
      <text:p text:style-name="P5">Нив улыбнулся.</text:p>
      <text:p text:style-name="P5">- Да, наверное, в этом есть... - не договорил он.</text:p>
      <text:p text:style-name="P5">Он посмотрел в окно и попытался представить, что, вместо перекрытой эстакадой улицы, домов, окрашенных тусклым рассветом и серого городского ландшафта вдалеке, перед ним бесконечная пустыня, выточенные ветром дюны, которые простирается до тех пор, пока глаза не перестают различать детали, все вдалеке сливается в единую зубыку полосу, и это досадное бессилие зрения создает ощущение горизонта, который отделяет небо от песка.</text:p>
      <text:p text:style-name="P5">- Может быть, я тоже увижу, как над морем начинается дождь, - добавил он.</text:p>
      <text:p text:style-name="P5">Ана вспомнила, что хотела послушать прогноз погоды на завтра, точно не доверяла своим глазам и очистителю, который захлебывался от раскаленного уличного воздуха, но не смогла настроить радио. Нив тоже не нашел ни одной частоты, по которой передавали бы прогноз. Хотя и так было понятно, что ожидается засушливая жара, из-за которой кажется, что весь город, высокие потресканые стены, камень мостовых обращается в пыль. Завтра начинался праздник красок - выходной у них обоих, - и он никогда не слышал, чтобы во время праздника красок шел дождь, как если бы это противоречило законам природы.</text:p>
      <text:p text:style-name="P5">Нив собирался обсудить с Аной, чем они займутся на следующий день, но забыл, провозившись с приемником, и им удалось поговорить только вечером. Ана планировала весь день кататься по городу, пересаживаясь с одной линии на другую, пролетая в скоростном составе над теми районами, где она никогда не была. Это было странно и непонятно, Нив помнил, что она не любила раньше поезда, однако Ана <text:soft-page-break/>заговорила о своей идее еще задолго до праздника, и ее было бессмысленно переубеждать.</text:p>
      <text:p text:style-name="P5">Однако Ана не решалась предложить план для их праздничного путешествия, шутливо признаваясь в том, что сама не знает, куда в действительности хочет поехать, и Ниву предстояло разработать особый маршрут - так, чтобы они не попадали в толкучку на станциях и в поездах, но могли бы и посмотреть, как преобразился к празднику город. Ана была уверена, что он разбирается в карте транспортной сети так, словно проектировал ее сам, и Ниву пришлось сидеть весь вечер после работы, склонившись над схемой линий надземки и делать пометки, вычерчивая синей ручки тонкие ломаные отрезки, помечая те станции, куда им можно отправиться по утру.</text:p>
      <text:p text:style-name="P5">К празднику красок часто реставрировали многие дома, однако ближе к окраине масштабное восстановление часто сменялось торопливым украшением фасадом, косметическим ремонтом, и у некоторых зданий просто перекрашивали стены, освежая яркими красками старый потресканый орнамент. По всем улицам развешивали пестрые флаги, гирлянды фонарей, зажигавшихся ближе к ночи, на окна клеили вырезанные из крашеной бумаги фигурки, а музыка из динамикой играла не только в поездах.</text:p>
      <text:p text:style-name="P5">Нив беспокоился, как Ана перенесет этот засушливый день, когда даже в городе чувствуется дыхание окружающей их пустыни, и ветер приносит с юга жару и песок - вдруг ей станет плохо из-за духоты, у нее начнется приступ, она не сможет дышать - и старался продумать их праздничной путешествие так, чтобы всегда можно было быстро вернуться домой.</text:p>
      <text:p text:style-name="P5"/>
      <text:p text:style-name="P3">2</text:p>
      <text:p text:style-name="P5"/>
      <text:p text:style-name="P5">Они вышли рано утром, когда на некоторых домах даже не погасли ночные огни - так хотела Ана, хотя еще чувствовала слабость после укола - и направились в сторону станции Нивартан, откуда всегда оба уезжали на работу, в разное время, Нив заметно раньше, чтобы успеть добраться до другого конца города. Их прогулка, как и вся улица, ничем не выдавашая грядущее торжества, напоминало начало обычного буднего дня, только теперь они были вместе.</text:p>
      <text:p text:style-name="P5">В праздник, вопреки всем законам природы, день длился дольше, чем обычно, и после сумерек электрическое освещение должно было заменить солнечный свет, поэтому весь город еще спал, никто никуда не торопился, и по пути им даже не попадались другие прохожие.</text:p>
      <text:p text:style-name="P5">Ана жаловалась на холод, потирала руками плечи, хотя, несмотря на <text:soft-page-break/>ранние часы, уже начинало припекать. Ветер был теплым, а небо - чистым и светлым, без облаков. Нив хотел предложить Ане вернуться, его пугал ее странный озноб после укола, но не решался - она так ждала этого праздника, он не мог заставить ее весь день пролежать в постели.</text:p>
      <text:p text:style-name="P5">Старый район к празднику почти не украшали. Не было неоновых гирлянд на стенах и других иллюминаций, которые обещали в новостях, позабыли и про пестрые флаги, и лишь некоторые жильцы, вопреки унынию этих заброшенных кварталов, словно желая напомнить самим себе о праздничном дне, приклеили на стекла своих окон яркие фигурки - силуэты людей, вырезанные из бумаги, невозможных цветов, всегда с распостертыми руками, точно в детских альбомах, замеревшие в причудливых позах - как движение, изображенное в состоянии покоя, - и все это так соответствовало праздничному дню, к которому долго готовился весь город и который начинался с пустоты безлюдных улиц.</text:p>
      <text:p text:style-name="P5">Издали крашеные апликации на окнах теряли форму, переставая быть узнаваемыми, превращаяясь в какие-то неровные овалы - желтые облака, синие планеты, - и становилось невозможно определить, что же они в действительности изображали, из-за чего стекла казались заляпанными приторно-яркой краской. Нив вдруг пожалел, что сам не догадался вырезать праздничные фигурки из бумаги и наклеить их на стекло с внутренней стороны окна. Ана наверняка была бы рада. У них последнее время так мало радостных событий в жизни. Но Ана все равно улыбалась, выжидающее оглядываясь по сторонам, как будто ждала чего-то, и прижималась к руке Нива.</text:p>
      <text:p text:style-name="P5">Потом они увидели несколько растяжек, совсем невысоко над землей, под эстакадой, и одинокий флаг над питейной вдалеке, пока еще благоразумно закрытой. Нивартан был уже неподалеку. </text:p>
      <text:p text:style-name="P5">Они уехали со станции в почти пустом вагоне - праздник еще не начался. </text:p>
      <text:p text:style-name="P5">Ана сидела у окна - она бы прислонилась к стеклу лбом, но ей мешала респираторная маска - и смотрела на проносящиеся мимо дома. Они выходили на той станции, где она хотела. Ана не знала названий, она просто говорила - когда начинала играть музыка, и весь состав, вздрагивая, заглушал свой ход, - что им обязательно нужно посмотреть на эту древнюю гармию, недавно отреставрированную, с чистыми яркими израсцами на стенах, которые переходили в бурый столетний камень, что нужно прочитать эту вывеску, что она обязательно хочет постоять на перроне,который накрывала как саван тусклая густая гирлянда, от которой исходила тень, а не свет.</text:p>
      <text:p text:style-name="P5">Город постепенно оживал - на станциях появлялись людей в нарядных одеждах, внешний вид которых был так необычно уместен во <text:soft-page-break/>всем это мельтешении цветов и легкой безвкусице праздничного дня. В вагоне стало шумно, все смеялись, пересказывали выпуски новостей, обсуждали то, что происходит в центральных районах. Нив волновался, что Ане снова нездоровится, но на не показывает вида, чтобы не расстраивать его - она иногда замирала, задерживая дыхание, сидела, не двигаясь, и лишь неподвижно смотрела в окно.</text:p>
      <text:p text:style-name="P5">Ниву даже показалось, что он разбудил ее от странного нездорового сна, когда лишь слегка тронул за плечо и сказал, что им нужно выходить - здесь, по его задумке, они пересаживались на другую линию, чтобы объехать праздничные толпы стороной.</text:p>
      <text:p text:style-name="P5">И снова они сидели в безлюдном вагоне, и музыка над головой играла только для них.</text:p>
      <text:p text:style-name="P5">Ана, также устроившись у окна, с интересом разглядывала крашенные дома, людей внизу в модных одеждах, предпочитавших скоростным составам неторопливые прогулки пешком, полицейских, истошный цвет формы которых неожиданно вписывался в общую гамму. Ана просила выйти на некоторых станциях, и они выходили, но часто даже не спускались с перрона. Нив начинал думать, что она пытается отыскать какое-то место - не зная ни направления, ни адреса, ни названий, - о котором давно забыла и вспомнила лишь ненароком, случайно, как сон. Нив не знал, как ее об этом спросить. На одной из станций они просто стояли на ничем не примечательном перроне, наблюдая за прохожими внизу. Ветер перебирал материю флагов, украшавших парапет на перроне, словно считая их цветные складки. Они приехали в самый обычный район, охожий на тот, в котором жили, почти не тронутый праздничной кутерьмой. Пустыня была далеко, много миль по скростным путям на юг, но почему-то казалось, что уже за этой улицей начинаются барханы, и дорожные камень сменяют раскаленные пески.</text:p>
      <text:p text:style-name="P5">У Нива возникло такое чувство, что праздник отменили из-за пониженного атмосферного давления, магнитных бурь, которые мешали приему радио-сигналов, и остались только флаги, которые трепал ветер.</text:p>
      <text:p text:style-name="P5">Ана молчала. Нив вопросительно кивнул головой, посмотрев на Ану, но та лишь молча пожала плечами. Она убрала прядь волос со лба и тяжело вздохнула. Нет, я не знаю, зачем мы здесь. Быть может, подумал Нив, ей просто понравилась музыка, которая играла, когда поезд подходил к станции.</text:p>
      <text:p text:style-name="P5">- Ты не устала? - спросил он.</text:p>
      <text:p text:style-name="P5">- Нет, все хорошо, - сказала Ана, но глаза ее говорили об обратном.</text:p>
      <text:p text:style-name="P5">Дальше по плану у них была остановка в большом торговом центре. Нив беспокоился, что там может оказаться людно - из-за питейных заведений и распродаж, приуроченных к праздничному дню, - но Ане <text:soft-page-break/>требовался отдых, а в центре работали сотни очистителей, и воздух был таким свежим, что начинала кружиться голова. Они могли пообедать, выпить сладкие напитки, о чем-нибудь поговорить.</text:p>
      <text:p text:style-name="P5">Ана сняла респираторную маску.</text:p>
      <text:p text:style-name="P5">В той забегаловке, под самым потолком, где за перилами открывался вид на первый этаж, а Нив, точно официант, приносил различные блюда на подносе, Ана неожиданно разговорилась. Она спрашивала Нива обо всем, что они видели во время путешествия по надземке, сколько лет этим зданиям, у которых десятки раз перекрашивали фасад, когда включат все иллюминации, почему на линиях, где они проезжали, почти не было людей. Они сидели на балконе, под ними тянулись отвесные изломы высоких лестниц, люди поднимались и спускались, громкоговорители вразнобой передавали о чем-то - Нив не различал слов.</text:p>
      <text:p text:style-name="P5">Ана пила напиток из высокого стакана, а Нив взял себе немного шара. Он даже почувствовал, что слегка опьянел - хотя и выпил совсем немного. Ему вдруг захотелось остаться здесь - до самого конца этого суматошного дня - и больше никуда не ездить по надземке.</text:p>
      <text:p text:style-name="P5">- А как называется эта станция? - спросила Ана. - Ну та, что здесь рядом.</text:p>
      <text:p text:style-name="P5">Щеки ее раскраснелись, но она дышала без маски легко и непринужденно.</text:p>
      <text:p text:style-name="P5">- Келиван, - ответил Нив.</text:p>
      <text:p text:style-name="P5">Ана задумалась, точно решая что-то.</text:p>
      <text:p text:style-name="P5">- И куда поедем теперь? - спросила она, отодвигая стакан.</text:p>
      <text:p text:style-name="P5">- А куда бы ты хотела? - сказал Нив. - Вернее, - поспешил добавить он, - может быть, что-нибудь такое, что ты давно хотела посмотреть?</text:p>
      <text:p text:style-name="P5">Ана покачала головой.</text:p>
      <text:p text:style-name="P5">- Я, помнится, с интересом как-то съездил в тот район, где жил раньше, много лет назад, - сказал Нив. - Хотя и с трудом вспомнил дорогу.</text:p>
      <text:p text:style-name="P5">- Если искать такие места, то мы не вернемся домой к салюту, - улыбнулась Ана.</text:p>
      <text:p text:style-name="P5">- Пожалуй...</text:p>
      <text:p text:style-name="P5">Шар был необычно горьким и обжигал все горло даже после маленького глотка.</text:p>
      <text:p text:style-name="P5">- Или можем съездить в музей планет, - предложил Нив.</text:p>
      <text:p text:style-name="P5">Пора было идти. Нив взял куртку, перекинутую через спинку стула, проверил, что ничего не забыл на столе. Ты точно не устала? Этот румянец на щеках. Но Ана лишь покачала головой. </text:p>
      <text:p text:style-name="P5">Их путешествие по городу еще не закончилось. Праздник едва успел начаться, и им еще нужно столько всего посмотреть.</text:p>
      <text:p text:style-name="P5">Когда они спускались по лестнице, то объявления в динамиках, <text:soft-page-break/>звучавшие, казалось, над самой головой сливались в неразборчивый крикливый шум, бесцеремонно перебивая друг друга - бодрый голос начинал торжественно зазывать всех на какую-то распродажу, только в этот день, невозможные скидки, никак нельзя пропустить, и его заглушала ритмичная музыка, похожая на танцевальную, доносившаяся со всех сторон - звуковые волны окатывали их так, что даже закладывало в ушах, - а затем слышались протяжные гудки, и уже совсем другой голос, в другой тональности, с манерным выражением, подхватывал прерванное объявление и на одном дыхании приглашал всех спутиться, подняться, найти этаж, отдел под номером таким-то, какой-то магазин, после чего обрывался, и вместо этого новый диктор радостно поздравял всех с торжеством.</text:p>
      <text:p text:style-name="P5">Нив подумал, что в торговом центре и правда становится неспокойно, но в то же время чувствовал какое-то приятное успокаивающее безразличие, легкий туман, неловкую бессвязность в движениях, точно выпитый шар напоминал ему первых днях после возвращения, когда его тело еще не успело привыкнуть к гравитации планеты.</text:p>
      <text:p text:style-name="P5">Они спустились в холл на первом этаже, перебивающие друг друга голоса стали приглушенными, оставшись где-то высоко, наверху. </text:p>
      <text:p text:style-name="P5">Ана одела респираторную маску.</text:p>
      <text:p text:style-name="P5">На станции собралась целая толпа. Большинство теснились на перроне, но даже в зале ожидания было людно, и им пришлось пропустить один поезд. Нив немного ошибся, планируя их путешествие, или же они слишком задержались в торговом центре. Он обнимал Ану за плечо, ограждая ее от толпы, когда они проталкивались к вагону. </text:p>
      <text:p text:style-name="P5">Им нужно было проехать все две остановки, и тогда они вновь перейдут на линию, где тихо и безлюдно.</text:p>
      <text:p text:style-name="P5">Нив опять стал беспокоиться за Ану. Если бы сегодняшний день был рабочим, он обязательно уговорил бы ее остаться дома. Нив снова хотел спросить ее о самочувствии, но не решился, подумав, что уже замучал ее своими навязчивыми расспросами. Как будто у нее может начаться приступ только из-за того, что она подумает об этом.</text:p>
      <text:p text:style-name="P5">Когда они сели в другой поезд - Ана непременно у окна, - то Ниву показалось, что они, ненадолго сбившись с пути, заблудившись на бесчисленных переходах между линиями и наспех украшенных к празднику станциях, потерявшись в этом цветном празднике, во время которого часть города заброшенно пустела, а иные районы были заполнены толпами людей, вновь вернулись на нужную магистраль, и Ана опять смотрит в окно на раскрашенную улицу, часто вздыхая и придерживаясь за спинку соседнего сидения рукой, когда поезд начинает замедляться перед очередной станцией.</text:p>
      <text:p text:style-name="P5"><text:soft-page-break/>Нива смущало их молчание, хотя Ана всегда становилась неразговорчивой, когда одевала респираторную маску, и он стал зачем-то рассказывать ей о городе - общая площадь, протяженность всех траспортных линий, сложенная вместе, суммарная высота всех зданий, среднее количество места на одного человека - сам даже не понимая, откуда знает все это.</text:p>
      <text:p text:style-name="P5">Ана слушала его с удивлением, даже позабыв о городе в окне. Она смотрела на Нива так, словно никогда не представляла, что город настолько большой, а людей так много, а здания такие высокие, хотя вся эта забавная статистика не имела никакого смысла.</text:p>
      <text:p text:style-name="P5">Они немного отклонились от намеченного маршрута и вышли на станции со звучным названием на гали, рядом с которой был музей планет. Нив и сам не слишком понимал, зачем он повел туда Ану. Музей был сумрачным и каким-то безжизненным, экспозиция не пользовалась популярностью, поэтому в его помещениях всегда соблюдалась невольная тишина, которая, вместе с приглушенным освещением, безвоздушного пространства, где не может распространяться звук.</text:p>
      <text:p text:style-name="P5">Нив беспокоился, что музей может быть закрыт - кому, кроме них, могло бы понадобиться слоняться в этот день по душным бессветным комнатам, раглядывая подсвеченные газовым светом макеты планет, - однако двери здания оказались открыты.</text:p>
      <text:p text:style-name="P5">Музей был совсем небольшим - лишь несколько сквозных комнат, где глаза поначалу, не успев привыкнуть к темноту, не различали ничего, кроме искусственных небесных тел, повисших высоко над полом в непроницаемой темноте. Ана даже не решилась снять респираторную маску.</text:p>
      <text:p text:style-name="P5">В первом вступительном зале была выставлена модель солнечной системы, подвешенная на незаметных металлических нитях под самым потолком. Нива всегда удивляли ее несоответствующие пропорции, эллипсические нити неровных орбит. Дёза, непонятно мглистого света, была даже больше чем ярко подсвеченный солнечный шар в центре.</text:p>
      <text:p text:style-name="P5">В других комнатах, в странном порядке, смысл которого был понятен только создателям этой экспозиции, красовались огромные глобусы других известных планет их солнечной системы, при оформлении которых снимки с исследовательских кораблей дополнялись художественным вымыслом, и рисованые поверхности получились настолько детальными, что можно было разглядеть даже тонкие узоры ландшафта - перешейки гор, трещины в коре, потоки застывшей магмы, движущиеся пески, похожие на ртуть.</text:p>
      <text:p text:style-name="P5">Нив остановился рядом с глобусом Дёзы, разглядывая города, напоминавшие мелкие соты с россыпью разноцветных огней - как если бы освещение кварталом составляло знаки на неведомом языке, послание в <text:soft-page-break/>пустоту на поверхности планеты. Весь ландшафт Дёзы восстанавливался по спутниковым фотографиям, однако часть планеты была снята днем, другая же - в темное время суток, и на всю поверхность неровно ложилась тень. Нив пытался найти анильское море - он почему-то был уверен, что его видно с орбиты, но всю южную окраину города скрывала ночная темнота.</text:p>
      <text:p text:style-name="P5">- Ты что-то хотел мне показать? - спросила Ана.</text:p>
      <text:p text:style-name="P5">В последнем зале, который был в точности таким же, как и самый первый, в центре красовалась причудливая конструция, похожая на модель солнечной системы. Только теперь Дёза, большая и яркая как солнце, была уже в центре, и над ней смыкались концентрические круги всех девяти орбит. Тонкая проволока, изображавшая траектории движения искусственных объектов под действием гравитации, матово поблескивала в темноте, отражая электрический свет светящейся Дёзы. Название каждой орбиты было выведено на гали - буквы подсвечивались изнутри, и, если долго всматриваться в неподвижный макет, то казалось, что они медленно плывут в темноте.</text:p>
      <text:p text:style-name="P5">Спутники на макете изображать не стали - никто, пожалуй, даже не знал их точное число, - и лишь на девятой синхронной орбите, Авайяве, - эта надпись казалась самой большой и яркой - красовалась станция, изображенная в виде купола, мертвенно застывшего над электрической планетой. </text:p>
      <text:p text:style-name="P5">Когда они вышли из музея, то Нив даже прикрыл от яркого света глаза.</text:p>
      <text:p text:style-name="P5">- Куда теперь? - улыбнулась Ана.</text:p>
      <text:p text:style-name="P5">Они вернулись на перрон и сели на ближайший поезд в сторону северо-востока. Нив уже забыл о своем маршруте - ему просто хотелось ехать дальше, неважно куда, в центральные ли районы, в другой конец города, на окраину, к пескам.</text:p>
      <text:p text:style-name="P5">Когда поезд уже отбывал, Нив заметил в окне, как на некоторых зданиях начинают загораться преждевременные синие фонари - приближался вечер.</text:p>
      <text:p text:style-name="P5">Ане как будто захотелось поближе рассмотреть эти новые в праздничной гамме цвета. Они вышли на одной из станций. Люди, стоявшие на перроне, заняли в поезде их места. Это было похоже на смену караула - ранний вечер, забытый пост на высоте в несколько этажей над бурлящей улицей, растрепанные ветром пестрые флажки, укрепленные на перилах перрона. Длинные полосы яркой материи мягко струились в воздухе. Нив слышал тихий шелест, напоминавший шум дождя. Но над ними была лишь бесконечная серая пустота.</text:p>
      <text:p text:style-name="P5">Нив подумал, что, когда смотришь на это бесцветное небо, <text:soft-page-break/>невозможно поверить, что где-то там, на высоте в несколько тысяч миль, спутники, многих из которых уже больше сотни лет, передают над планетой радио-волны, а совсем высоко станция с самой большой в мире приемной антенной, которая похожа на древний храм, которую ночами видно даже из города, когда атмосфера не пропускает свет настоящих звезд, совершает свой медленный круговой полет, оставаясь в то же время неподвижной.</text:p>
      <text:p text:style-name="P5">Они стояли у перил, рядом с дрожащим на ветру знаменем цвета зари. Ана ничего не говорила и лишь молча смотрела на узкую улицу внизу, наполовину скрытую тенью от эстакады. Ветер как-то неправильно отбросил назад один из флагов в сторону перрона.</text:p>
      <text:p text:style-name="P5">- Поехали домой, - тихо сказала Ана.</text:p>
      <text:p text:style-name="P5">- Тебе стало хуже? - обеспокоенно спросил Нив.</text:p>
      <text:p text:style-name="P5">- Нет, я просто...</text:p>
      <text:p text:style-name="P5">Ана повернулась к Ниву. Ветер неожиданно усилился, красное праздничное знамя часто трепыхалось за ее спиной, обмотавшись вокруг флагштока.</text:p>
      <text:p text:style-name="P5">- Я просто устала, - сказала она. - Так много впечатлений было сегодня.</text:p>
      <text:p text:style-name="P5">И они поехали обратно - снова по разным линиям, на разной высоте над уровнем моря, в непохожих поездах, старых и новых, пустых и людных - но теперь уже не выходили на разных станциях, хотя праздничные иллюминации стали ярче, улицы сверкали, словно цветные газовые фонари оспаривали этот день у надвигающихся сумерек, по стеклам вагонов проносились стремительные отражения неоновых гирлянд, но Ана даже не смотрела в окно.</text:p>
      <text:p text:style-name="P5">- Как ты себя чувствуешь? - спросил Нив.</text:p>
      <text:p text:style-name="P5">Ана ничего не ответила и лишь непонятно кивнула головой.</text:p>
      <text:p text:style-name="P5">- Надо было все-таки придумать маршрут покороче, - сказал Нив.</text:p>
      <text:p text:style-name="P5">- Все в порядке. Я... - Ана склонила голову на плечо Ниву. - Сегодня было так хорошо. Спасибо тебе.</text:p>
      <text:p text:style-name="P5">Они вернулись домой.</text:p>
      <text:p text:style-name="P5">Ана включила радио, Нив пошел на кухню разогреть воду для супа, но когда вернулся, с кружкой в руке, то Ана уже спала. Она лежала в постели, не раздеваясь, респираторная маска осталась на столе, радио продолжало работать - диктор наигранно-торжественным голосом рассказывал, какие гуляния и представления, мимо которых они проезжали на поезде, происходили в городе. Через несколько часов должен был начаться праздничный обстрел ночного неба.</text:p>
      <text:p text:style-name="P5">Нив присел рядом с Аной, не зная, что ему делать. Он хотел прикрыть ее одеялом, но в комнате было душно и тепло, а Ана легла прямо <text:soft-page-break/>в верхней одежде, даже не сняв свою длинную куртку. Перепутаные волосы закрывали ее лицо. Она дышала тяжело и неровно, на ее щеках выступил болезненный румянец.</text:p>
      <text:p text:style-name="P5">Еще когда Нив возился на кухне, то решил предложить завтра остаться дома - устроить себе продолжение праздника, о котором никто не будет знать, кроме них. И пусть город уже поблекнет, пусть они даже весь день проведут в своей квартире, напротив плотно закрытого окна. Все это не имеет никакого значения. </text:p>
      <text:p text:style-name="P5">Но Ана уже спала.</text:p>
      <text:p text:style-name="P5">У Нива было такое чувство, словно он забыл о чем-то мучительно важном, что задумал сделать еще утром, когда планировал их путешествие по праздничному городу, и теперь весь этот день так и останется незавершенным, прерванным ее преждевременным сном.</text:p>
      <text:p text:style-name="P5">Нив сел за стол, выключил радио. В руке его по-прежнему была бесполезная теперь кружка с кипятком. До часа тишины оставалось еще несколько часов. На улице внизу слышались крики, задорное улюлюкание, проносились по эстакаде сверкающие огнями поезда. Даже их заброшенный район, все здания в котором выцвели от старости, продолжал отмечать праздник.</text:p>
      <text:p text:style-name="P5">Нив поднялся из-за стола и осторожно, ступая бесшумно, украдкой, как вор, прошел по комнате - хотя Ану не смог разбудить даже громкий голос ведущего по радио, - снял с вешалки свою куртку, одел ботинки, погасил свет. Потом он открыл входную дверь, запер ее собой, стараясь как можно тише поворачивать ключ, и стал спускать по лестнице вниз. Другие жильцы тоже выходили из своих квартир, кто-то громко разговаривал этажом ниже, скрипели дверные петли. </text:p>
      <text:p text:style-name="P5">Уже в подъезде Нив нерешительно остановился. Ему вдруг показалось, будто бы он забыл что-то. Но нет, дверь закрыта, очиститель воздуха работает, Ана спит.</text:p>
      <text:p text:style-name="P5"/>
      <text:p text:style-name="P3">3</text:p>
      <text:p text:style-name="P2"/>
      <text:p text:style-name="P5">На улице было уже не так жарко как днем. Ане наверняка понравилась бы эта легкая сумеречная прохлада, такая непривычная после тесной духоты их наглухо запертой квартиры. Дул странный ветер с запахом песка и соли. Под эстакадой, неподалеку от их дома, толпилась разнаряженная молодежь, но на Нива никто не обращал внимания.</text:p>
      <text:p text:style-name="P5">Нив глубоко вздохнул и пошел вниз по улице, по направлению к станции Нивартан, точно собирался вновь повторить их дневное путешествие на поезде, но теперь уже один. В паре кварталов от их дома была небольшая забегаловка с яркой переливчатой вывеской над входом - <text:soft-page-break/>единственной праздничной иллюминацией во всем старом районе.</text:p>
      <text:p text:style-name="P5">Нив сомневался, работает ли еще эта питейная - обычно все подобные заведения, согласно беспрекословным правила порядка, принятым в городе, закрывались еще до темноты. Но забегаловка была открыта - вероятно, тоже в честь праздника. На улице подул сильный ветер, и Нив подумал, как бы и вправду не пошел дождь.</text:p>
      <text:p text:style-name="P5">Внутри оказалось много народа. Нив взял себе бутылочку шара у недружелюбной женщины за стойкой и попытался найти свободный столик - ему не хотелось ни с кем говорить. Лампы на потолке часто мерцали, издавая неприятное потрескивание, и все вокруг, стены с бессвязными фотографиями старейших гармий, песчаных дюн и тоннелей, пол и потолок, даже лица людей казалось <text:s/>желтым. Как будто яркое освещение мешало бы пить.</text:p>
      <text:p text:style-name="P5">Свободных столиков не было, и Ниву пришлось подсесть к мужчине, который тоже был один и тоже пил шар. Нива беспокоило что-то, он словно надеялся на то, что этот день, проведенный вместе с Аной, поможет ему во всем разобраться - его новая работа, пустыня, орбитальная станция, - но Ана спала у них дома, а он пил в одиночестве шар.</text:p>
      <text:p text:style-name="P5">Он думал, что совсем уже скоро поедет в пустыню - туда, где взрывали дюны, или еще дальше, в самое сердце песков, где даже обычные люди не могут дышать без респираторной маски. Зато он будет проводить больше времени с Аной. Кто-то говорил, что небо в пустыне ночами черное и ясное, что можно даже увидеть звезды.</text:p>
      <text:p text:style-name="P5">Его сосед поднял рюмку, как бы предлагая безмолвный тост. Нив поддержал. Шар был приторным и теплым, Нив поморщился, его стало подташнивать, и он отвернулся, вытирая губы рукой. <text:s/>Его сосед что-то сказал и, ухмыльнувшись, вновь наполнил свою рюмку.</text:p>
      <text:p text:style-name="P5">В помещении громко говорили, слышалась сдавленная музыка из приемника за стойкой, резко хлопали дверью - кто-то торопился домой. Послышался даже звон разбитой посуды. Нив подумал, зачем он пришел сюда. Его мутит от здешнего пойла, Ана может проснуться и не увидит его, а он даже не оставил записки, он просто ушел, закрыв за собой дверь. Вдруг ей станет плохо - в душной комнате, где едва работает очиститель. Кружка с кипятком давно уже остыла на столе. Нужно было вернуться. Но Нив не вставал.</text:p>
      <text:p text:style-name="P5">Чувство тошноты постепенно прошло, и Нив выпил еще, на выдохе, стараясь быстрее проглотить шар как какое-то отвратительное лекарство. Шар обжег все его горло, в голове помутнело. Нужно было вернуться, но Нив не уходил. Он вдруг подумал, что есть вещи, которые даже важнее ему, чем Ана, чем ее самочувствие по вечерам. И в тот же миг эта мысль показалась ему чудовищной, как будто он совершил невольное <text:soft-page-break/>предательство, просто подумав об этом, и Ана уже никогда его не простит.</text:p>
      <text:p text:style-name="P5">Сосед пытался с ним заговорить, но Нив лишь угрюмо кивал головой. Он налил себе третью рюмку. Шар теперь совсем не походил рвотное зелье, и Ниву захотелось выпить еще. Ему уже не нужно было никуда возвращаться. Он чувствовал приятное тепло и слабость во всем теле. Праздник завершался здесь, в скверном освещении, рядом с пьяным незнакомцем, под звуки протяжной музыки, искаженной треском помех.</text:p>
      <text:p text:style-name="P5">Нив закрыл глаза и представил, как он летит в вимане над пустыней - под ним тянутся бессчисленные дюны, одинаковые, вплоть до тоненьких ручейков песка, оставленных ветром, а город где-то далеко, в дрожащем мареве зноя, и похож на мираж.</text:p>
      <text:p text:style-name="P5">Нив снова наполнил рюмку.</text:p>
      <text:p text:style-name="P5">- Скоро начнут палить, - дружелюбно сказал его сосед и снова поднял свою рюмку, предлагая очередной непонятный тост.</text:p>
      <text:p text:style-name="P5">Праздник завершался, забегаловка стала постепенно пустеть. Нив взял себе еще шара, не понимая, почему он продолжает сидеть в этом прогорклом помещении, которое давно бы уже закрылось, если б не измененный в честь праздника распорядок дня. Нив чувствовал вялое отупение от шара, делать ничего не хотелось, свет в питейной, казалось, стал еще глуше, а улица в окне была совсем черной, словно уже наступила глубокая ночь.</text:p>
      <text:p text:style-name="P5">Музыка перестала играть - кто-то переключил приемник на вечерние новости и прибавил громкость. Оглушающий голос рассказывал о готовящемся салюте. Можно было подумать, что эта поздняя передача должна была напомнить засидевшимся питейной, что пора уже идти домой. Но Нив даже не прислушивался. Не слышал он и своего соседа, который продолжал что-то бессвязно говорить. Он был уже пьян, но странная боль не проходила.</text:p>
      <text:p text:style-name="P5">Пора было возвращаться домой. Ана могла проснуться. Нив выпил последнюю рюмку, вновь почувствовав какую-то тошнотворную приторную горечь. С него было достаточно. Он вдруг понял, что не может долго смотреть на один и тот же предмет - все вокруг начинало расплываться, ему было сложно просто сосредоточиться на чем-то, какой-то одной мысли, желании. Он с трудом поднялся из-за стола. Радио настойчиво хрипело ему вслед что-то о грядущей ночной канонаде.</text:p>
      <text:p text:style-name="P5">На улице стало темнее, хотя на стенах домов уже зажглись синие ночные огни. Небо было все таким же серым, все также дул ветер.</text:p>
      <text:p text:style-name="P5">Нив медленно побрел по улице, под эстакадой, возвращаясь домой, но вдруг остановился. Город пугающе преобразился за то время, что он провел в питейной - Нив не знал, куда он идет. Хотя его тошнило после последней рюмки, и он с трудом заставлял себя держаться на ногах, ему <text:soft-page-break/>захотелось выпить еще. Все не должно было так завершаться.</text:p>
      <text:p text:style-name="P5">Наверху, навстречу ему, понеслись два ярких ослепляющих огня. Фасады зданий, выхваченные из темноты прожекторным фарами, казались сделанными из рассыхающегося гипса - точно весь город был лишь бесформенной бутафорией, наспех прикрытой сонными сумерками. Огни пронеслись над Нивом, обдав его непривычно холодным ветром, и устремились дальше, как бы показывая верный путь.</text:p>
      <text:p text:style-name="P5">Нив пошел вслед за поездом. Его слегка покачивало - он старался держаться ровно середины тротуара, как будто от этого зависело его равновесие. Ноги Нива отяжелили - идти приходилось через силы. Когда он только вернулся со станции и лежал на обследовании в медицинском центре, врач, осматривавший его, - Нив даже не запомнил его лица - говорил, что какое-то время ему нельзя будет употреблять алкоголь. Причины для воздержания не объяснялись, как будто и не было никаких физиологических причин, кроме напыщенного суеверия, обычая, которому следуют уже больше ста лет - нельзя быть пьяным, еще не до конца привыкнув к этому грубому материальному миру, изнывающему от бесконечного шума и жары, бессмысленно огромным. Но тот срок, о котором говорил врач, уже давно прошел, Нив должен был привыкнуть. Скоро он улетает в пустыню, где тоже видно звезды по ночам.</text:p>
      <text:p text:style-name="P5">На улице все еще попадались другие люди, случайные прохожие, одежда которых казалась в сумерках одинаково серой, а лица - неясными и расплывчатыми, словно темнота стирала их личности. Все они вышли посмотреть, послушать, как загородная батарея, отстроенная специально для праздников, начнет слепо обстреливать ночное небо. Нив хотел подойти к ним и сказать, что они ошибаются - они все равно ничего не услышат, ведь в вакууме не распространяется звук.</text:p>
      <text:p text:style-name="P5">Улица и вправду вдруг стала пустой, лишенной формы и цвета - и Нив с трудом пробирался через эту пустоту, руки его дрожали, дышать было тяжело - ведь воздуха вокруг становилось все меньше.</text:p>
      <text:p text:style-name="P5">Кто-то окрикнул его. Нив как будто явственно услышал свое имя, и этот громкий возглас за спиной испугал его. Звук не может распространяться. Нив свернул в черный пахнущий горклым дымом проулок. Главная улица вместе с эстакадой оставалась за спиной. Нив встал, опираясь рукой о шершавую стену - дальше идти уже не было сил.</text:p>
      <text:p text:style-name="P5">Нив уселся на тротуар - медленно опускаясь, придерживаясь рукой за что-то темное и холодное, - но все равно поскользнулся в конце, сильно ударился спиной о какой-то стальной выступ. Но все это уже не имело никакого значения. Над Нивом нависала огромная черная стена. На улице, где-то вдалеке, в синем тумане ночного освещения, раздавались какие-то шаги, бесплотные голоса, гортанный шум ветра, окрепший с наступлением <text:soft-page-break/>темноты, точно порывистое движение воздуха как-то непонятно зависело от освещения. Ветер напоминал о пустыне. Час тишины запаздывал. Пронесся по эстакаде скоростный поезд - стремительные отблески из его окон на секунду осветили проулок. </text:p>
      <text:p text:style-name="P5">Нив подумал, что ему не стоило уходить из питейной - он мог бы провести там всю ночь, праздник бы не кончался, по радио бесконечно передавали бы одну и ту же песню, один и тот же выпуск новостей, в котором пафос и интонации ведущего заменяют смысл, и оттого он подходит для любого случая. Потом, спустя некоторое время, в тепле, в духоте, в нарочито желтом свет ламп, из-за которого кожа становится выцветшей, как у покойников, после какой-то бесчисленной рюмки, от чудовищного салюта вылетели бы все стекла, и над городом загорелось бы небо, выжженная страшным химическим огнем атмосфера превратилась бы в вакуум, и это было бы так пронзительно красиво - наверное, как ночное сияние на крайнем севере. Его сосед, пьющий шар уже несколько дней подряд, рассказывал бы ему о том, что чувствует человек, выброшенный в безвоздушное пространство - десять секунд жизни, легкие разрывает от боли, невозможно вздохнуть, все движения сковывает темнота. Похоже на приступ у Аны.</text:p>
      <text:p text:style-name="P5">Ему надо было выпить еще. Тогда сразу бы полегчало. Он невовремя завершил. По совету врача, шара нужно было выпить значительно больше. Ему просто необходимо вернуться. Ана. Питейная. Должна быть открыта всю ночь. Нельзя выходить на улицу в час тишины. Ночь запретна. Разговаривать в музее планет можно только шепотом. Речь нарушает эффект присутствия.</text:p>
      <text:p text:style-name="P5">Нив попробовал встать, но руки его скользили по гладкому камни, ноги неуклюже подворачивались. Надо было выпить еще. Нив вспомнил, как что-то беспокоило его несколько часов назад, но не мог понять что. </text:p>
      <text:p text:style-name="P5">Голоса отдалялись. Нарушение тишины. Последний поезд. Скоро начнется салют. Значимость момента все более усиливается с его приближением. Арт-обстрел ночного неба, которое иногда отвечает метеоритным дождем.</text:p>
      <text:p text:style-name="P5">Нив закрыл глаза.</text:p>
      <text:p text:style-name="P5">Он летел над пустыней. Одинаковые барханы, бесконечный океан песка, высокое полуденное солнце - в особой точке равновесия между небом и землей. Виман летит по необычной траектории, повторяя в воздухе плавные изгибы дюн, слегка покачиваясь под натиском встречного ветра.</text:p>
      <text:p text:style-name="P5">Нив подумал, что вот, наконец-то, вот, что беспокоило его, но как же он был глуп, как же не понять, насколько в действительности рад своему назначению - он станет покорителем пустыни, этих использованных земель, будет исправно следить за тем, чтобы радио-волны, специальная <text:soft-page-break/>станция имени моря Анила, передавались по недавно остроенной релейной цепи, от одного приемника к другому, от одного к другому, до самого горизонта, пока не закончится весь запас свободного пространства.</text:p>
      <text:p text:style-name="P5">Виман летел над пустыней. Навстречу солоноватому ветру, который обдавал его горячим песком, как пенными брызгами во время прибоя. Песок барабанил по обшивке.</text:p>
      <text:p text:style-name="P5">Нив думал, что через несколько лет, когда его вклад в покорение мертвых пространств, безжизненность которых, впрочем, наверняка напускная, отметят на очередном закрытом заседании командного центра, когда ему дадут лишний выходной за выслугу лет, когда Ана... </text:p>
      <text:p text:style-name="P5">Нив снова безуспешно попробовал подняться.</text:p>
      <text:p text:style-name="P5">Когда Ана сможет наконец дышать без респираторной маске - в тех синих городах без признаков человеческого присутствия, о которых ей часто снились сны, - когда море песка выйдет из берегов, когда весь город превратится в пустыню...</text:p>
      <text:p text:style-name="P5">Где-то совсем близко - так, что задрожали бесчисленные городские стены - раздался оглушающий громовой раскат, <text:s/>а затем снова и снова - как тяжелая поступь, раскалывающая темные улицы. Нив вздрогнул, панически всплеснул руками, попытавшись ухватиться за что-то, но его руки проваливались в темноту. В проулке пахло едким дымом, глаза все еще не привыкли к темноте, нужно было срочно вставать. Нив с трудом поднялся на ноги, голова у него болела, во рту чувствовалась отвратительная горечь, хотелось пить. </text:p>
      <text:p text:style-name="P5">Гром послышался снова - казалось, что он доносился с самой улицы, лишь в нескольких шагах от него, там где еще совсем недавно ходили люди и пролетали скоростные поезда, а теперь слепая звуковая волна разбивалась в ночном сумраке о каменные стены.</text:p>
      <text:p text:style-name="P5">Нив выбрался из проулка. Спина его горела от боли. Идти было все еще тяжело, но голова его прояснилась, он уже понимал, где находится - широкая мостовая, закрытая магистраль, газовая вывеска над каким-то зданием, свет фонарей, который спорил с ночной темнотой и неумолимо уступал ей, особенно вдалеке, где завершалась улица. Надо было возвращаться домой.</text:p>
      <text:p text:style-name="P5">Теперь раскаты, казалось, доносились откуда-то сверху, обрушивались с неба на ночной город. Нив поднял голову. Небо было черным и пустым. И снова взрывная волна с грохотом разбилась о стены домов, у Нива закружилась голова, а вся улица зашаталась в такт.</text:p>
      <text:p text:style-name="P5">Нива стошнило. </text:p>
      <text:p text:style-name="P5">Судорожные спазмы скручивал все его тело, он прислонился плечом к какому-то столбу. На глазах у него выступили слезы. Нива выворачивало даже когда желудок опустел, тело его словно отторгало выпитый шар.</text:p>
      <text:p text:style-name="P5"><text:soft-page-break/>Когда наконец он успокоился, глубоко и судорожно вздохнул, то почувствовал, как по лицу его стекали слезы. Нив снова посмотрел на небо - пустое, без звезд. И тут он понял, что плачет вовсе не потому, что его тошнило.</text:p>
      <text:p text:style-name="P5">Ему по-прежнему казалось, что улица сотрясается от пальбы. Больше он никогда... А через несколько лет эти улицы занесет песком, через несколько лет Ана... Нив упал на колени и заплакал.</text:p>
      <text:p text:style-name="P5">Вновь усилился ветер. Нив вспомнил, как в шутку думал днем, что может начаться дождь. Он поднялся, страшное эхо праздничного салюта словно подгоняло его, близился час пустоты, час тишины.</text:p>
      <text:p text:style-name="P5">Нив быстро зашагал по улице. Он уже совсем не чувствовал себя пьяным. Он был уверен, что Ану разбудила эта <text:s/>оглушающая канонада, и она волнуется, не зная, куда он ушел, ждет его, сидя у окна. По радио тем временем передают отголоски бессвязных дневных новостей.</text:p>
      <text:p text:style-name="P5">Нив шел, ссутулившись, стараясь не смотреть вверх. Темнота над домами давила на него. Через несколько лет - это еще так далеко. Это совсем в другой жизни. В другом месте. Не здесь. Это так же далеко, как и...</text:p>
      <text:p text:style-name="P2">Уже миновав Нивартан - страшное эхо от праздничного салюта затихло, тишина нагоняла его - он не удержался и вновь посмотрел на небо. Где-то в вышине заблестела звезд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60H00M21S</meta:editing-duration>
    <meta:editing-cycles>316</meta:editing-cycles>
    <meta:generator>OpenOffice.org/3.1$Win32 OpenOffice.org_project/310m11$Build-9399</meta:generator>
    <dc:date>2010-03-17T01:40:22.91</dc:date>
    <dc:creator>Василий Воронков</dc:creator>
    <meta:document-statistic meta:table-count="0" meta:image-count="0" meta:object-count="0" meta:page-count="22" meta:paragraph-count="195" meta:word-count="7985" meta:character-count="52457"/>
    <meta:user-defined meta:name="Info 1"/>
    <meta:user-defined meta:name="Info 2"/>
    <meta:user-defined meta:name="Info 3"/>
    <meta:user-defined meta:name="Info 4"/>
  </office:meta>
</office:document-meta>
</file>